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d1e" officeooo:paragraph-rsid="001c5d1e"/>
    </style:style>
    <style:style style:name="P2" style:family="paragraph" style:parent-style-name="Standard">
      <style:text-properties officeooo:rsid="001e50de" officeooo:paragraph-rsid="001c5d1e"/>
    </style:style>
    <style:style style:name="P3" style:family="paragraph" style:parent-style-name="Standard">
      <style:text-properties officeooo:rsid="001e50de" officeooo:paragraph-rsid="001e50de"/>
    </style:style>
    <style:style style:name="P4" style:family="paragraph" style:parent-style-name="Standard">
      <style:text-properties officeooo:rsid="001e71fe" officeooo:paragraph-rsid="001e71fe"/>
    </style:style>
    <style:style style:name="T1" style:family="text">
      <style:text-properties officeooo:rsid="001e50de"/>
    </style:style>
    <style:style style:name="T2" style:family="text">
      <style:text-properties officeooo:rsid="001e7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0 Review</text:p>
      <text:p text:style-name="P1"/>
      <text:p text:style-name="P1">Esquema E/R con entidad, atributo, relaciones, cardinalidad.</text:p>
      <text:p text:style-name="P1">CRUD usuarios con gema devise</text:p>
      <text:p text:style-name="P1">- nombre (hay que agregarlo)</text:p>
      <text:p text:style-name="P1">- correo</text:p>
      <text:p text:style-name="P1">- cursos</text:p>
      <text:p text:style-name="P1">- imagen opcional</text:p>
      <text:p text:style-name="P2">-Perfil con info y cursos inscritos</text:p>
      <text:p text:style-name="P1"/>
      <text:p text:style-name="P1">CRUD cursos con scaffold. Cambiar que solo admin pueda CD (mas adelante)</text:p>
      <text:p text:style-name="P1"/>
      <text:p text:style-name="P1">Que alumno toma que curso es un modelo con aid y cid</text:p>
      <text:p text:style-name="P1"/>
      <text:p text:style-name="P1">CRUD campus y sala de estudio.</text:p>
      <text:p text:style-name="P1">Mapa API de google maps con tag tipo Iframes</text:p>
      <text:p text:style-name="P1"/>
      <text:p text:style-name="P1">Sala de estudio:</text:p>
      <text:p text:style-name="P1">- puntaje</text:p>
      <text:p text:style-name="P1">-ubicacion (no es necesario mapa, puede ser “3er piso...”</text:p>
      <text:p text:style-name="P1"/>
      <text:p text:style-name="P1">CRUD eventos:</text:p>
      <text:p text:style-name="P1">- hacer grupo de estudio</text:p>
      <text:p text:style-name="P1">-<text:span text:style-name="T1">asistir al evento (tipo inscripcion de cursos)</text:span></text:p>
      <text:p text:style-name="P1"/>
      <text:p text:style-name="P3">Usar bootstrap para que sea bonito y para crear barra de navegacion.</text:p>
      <text:p text:style-name="P3"/>
      <text:p text:style-name="P3">Investigar active record associations (belongs to, has many)</text:p>
      <text:p text:style-name="P3">Anidacion de rutas: how to create an instance of a model from within another model.</text:p>
      <text:p text:style-name="P3"/>
      <text:p text:style-name="P3">Docker-compose build (cambios en gemfile)</text:p>
      <text:p text:style-name="P3">Docker-compose run web rake <text:a xlink:type="simple" xlink:href="db:migrate" text:style-name="Internet_20_link" text:visited-style-name="Visited_20_Internet_20_Link">db:migrate</text:a> (despues de scaffold)</text:p>
      <text:p text:style-name="P3">Docker-compose <text:span text:style-name="T2">run web rake </text:span><text:a xlink:type="simple" xlink:href="db:create" text:style-name="Internet_20_link" text:visited-style-name="Visited_20_Internet_20_Link"><text:span text:style-name="T2">db:create</text:span></text:a><text:span text:style-name="T2"> (hacer la base de datos desoues de down)</text:span></text:p>
      <text:p text:style-name="P4">Docker-compose up</text:p>
      <text:p text:style-name="P4"/>
      <text:p text:style-name="P4">investigar seed para llenar los scaffold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9:11:44.699079713</meta:creation-date>
    <dc:date>2019-04-09T09:34:54.768921561</dc:date>
    <meta:editing-duration>PT1M59S</meta:editing-duration>
    <meta:editing-cycles>1</meta:editing-cycles>
    <meta:document-statistic meta:table-count="0" meta:image-count="0" meta:object-count="0" meta:page-count="1" meta:paragraph-count="26" meta:word-count="169" meta:character-count="1012" meta:non-whitespace-character-count="869"/>
    <meta:generator>LibreOffice/6.0.7.3$Linux_X86_64 LibreOffice_project/00m0$Build-3</meta:generator>
  </office:meta>
</office:document-meta>
</file>